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24f101"/>
    </style:style>
    <style:style style:name="P2" style:family="paragraph" style:parent-style-name="Standard" style:list-style-name="L1">
      <style:text-properties officeooo:paragraph-rsid="003bcfa1"/>
    </style:style>
    <style:style style:name="P3" style:family="paragraph" style:parent-style-name="Standard" style:list-style-name="L1">
      <style:text-properties officeooo:rsid="00153151" officeooo:paragraph-rsid="00153151"/>
    </style:style>
    <style:style style:name="P4" style:family="paragraph" style:parent-style-name="Standard" style:list-style-name="L1">
      <style:text-properties officeooo:rsid="00153151" officeooo:paragraph-rsid="0024f101"/>
    </style:style>
    <style:style style:name="P5" style:family="paragraph" style:parent-style-name="Standard" style:list-style-name="L1">
      <style:text-properties officeooo:rsid="003024ca" officeooo:paragraph-rsid="003024ca"/>
    </style:style>
    <style:style style:name="P6" style:family="paragraph" style:parent-style-name="Standard" style:list-style-name="L1">
      <style:text-properties officeooo:rsid="0032ae0e" officeooo:paragraph-rsid="0032ae0e"/>
    </style:style>
    <style:style style:name="P7" style:family="paragraph" style:parent-style-name="Standard" style:list-style-name="L1">
      <style:text-properties officeooo:rsid="00345cae" officeooo:paragraph-rsid="00345cae"/>
    </style:style>
    <style:style style:name="P8" style:family="paragraph" style:parent-style-name="Standard" style:list-style-name="L1">
      <style:text-properties officeooo:rsid="003617a6" officeooo:paragraph-rsid="003617a6"/>
    </style:style>
    <style:style style:name="P9" style:family="paragraph" style:parent-style-name="Standard" style:list-style-name="L1">
      <style:text-properties officeooo:rsid="003a16ef" officeooo:paragraph-rsid="003a16ef"/>
    </style:style>
    <style:style style:name="P10" style:family="paragraph" style:parent-style-name="Standard" style:list-style-name="L1">
      <style:text-properties officeooo:rsid="003aa807" officeooo:paragraph-rsid="003aa807"/>
    </style:style>
    <style:style style:name="P11" style:family="paragraph" style:parent-style-name="Standard" style:list-style-name="L1">
      <style:text-properties officeooo:rsid="003d5825" officeooo:paragraph-rsid="003d5825"/>
    </style:style>
    <style:style style:name="P12" style:family="paragraph" style:parent-style-name="Standard" style:list-style-name="L1">
      <style:text-properties officeooo:rsid="003dabc0" officeooo:paragraph-rsid="003dabc0"/>
    </style:style>
    <style:style style:name="P13" style:family="paragraph" style:parent-style-name="Standard" style:list-style-name="L1">
      <style:text-properties officeooo:rsid="004006b1" officeooo:paragraph-rsid="004006b1"/>
    </style:style>
    <style:style style:name="P14" style:family="paragraph" style:parent-style-name="Standard" style:list-style-name="L1">
      <style:text-properties officeooo:rsid="0041eed3" officeooo:paragraph-rsid="0041eed3"/>
    </style:style>
    <style:style style:name="P15" style:family="paragraph" style:parent-style-name="Standard" style:list-style-name="L1">
      <style:text-properties officeooo:rsid="00443cdc" officeooo:paragraph-rsid="00443cdc"/>
    </style:style>
    <style:style style:name="P16" style:family="paragraph" style:parent-style-name="Standard" style:list-style-name="L1">
      <style:text-properties officeooo:rsid="0044b0c9" officeooo:paragraph-rsid="0044b0c9"/>
    </style:style>
    <style:style style:name="P17" style:family="paragraph" style:parent-style-name="Standard" style:list-style-name="L1">
      <style:text-properties officeooo:rsid="004599b0" officeooo:paragraph-rsid="004599b0"/>
    </style:style>
    <style:style style:name="P18" style:family="paragraph" style:parent-style-name="Standard" style:list-style-name="L1">
      <style:text-properties officeooo:rsid="00473278" officeooo:paragraph-rsid="00473278"/>
    </style:style>
    <style:style style:name="P19" style:family="paragraph" style:parent-style-name="Standard" style:list-style-name="L1">
      <style:text-properties officeooo:rsid="0047d4f2" officeooo:paragraph-rsid="0047d4f2"/>
    </style:style>
    <style:style style:name="P20" style:family="paragraph" style:parent-style-name="Standard" style:list-style-name="L1">
      <style:text-properties officeooo:rsid="004934ec" officeooo:paragraph-rsid="004934ec"/>
    </style:style>
    <style:style style:name="P21" style:family="paragraph" style:parent-style-name="Standard" style:list-style-name="L1">
      <style:text-properties officeooo:rsid="001d6245" officeooo:paragraph-rsid="001d6245"/>
    </style:style>
    <style:style style:name="P22" style:family="paragraph" style:parent-style-name="Standard" style:list-style-name="L1">
      <style:text-properties officeooo:rsid="00188d6d" officeooo:paragraph-rsid="00188d6d"/>
    </style:style>
    <style:style style:name="P23" style:family="paragraph" style:parent-style-name="Standard" style:list-style-name="L1">
      <style:text-properties officeooo:rsid="00213dc0" officeooo:paragraph-rsid="00213dc0"/>
    </style:style>
    <style:style style:name="P24" style:family="paragraph" style:parent-style-name="Standard" style:list-style-name="L1">
      <style:text-properties officeooo:rsid="00153151" officeooo:paragraph-rsid="00153151" fo:background-color="#ffff00"/>
    </style:style>
    <style:style style:name="P25" style:family="paragraph" style:parent-style-name="Standard" style:list-style-name="L1">
      <style:text-properties officeooo:rsid="00153151" officeooo:paragraph-rsid="00153151" fo:background-color="#ffff00"/>
    </style:style>
    <style:style style:name="P26" style:family="paragraph" style:parent-style-name="Standard" style:list-style-name="L1">
      <style:text-properties officeooo:rsid="002f4c15" officeooo:paragraph-rsid="002f4c15" fo:background-color="#ffff00"/>
    </style:style>
    <style:style style:name="P27" style:family="paragraph" style:parent-style-name="Standard" style:list-style-name="L1">
      <style:text-properties officeooo:rsid="0020acca" officeooo:paragraph-rsid="0020acca" fo:background-color="#ffff00"/>
    </style:style>
    <style:style style:name="P28" style:family="paragraph" style:parent-style-name="Standard" style:list-style-name="L1">
      <style:text-properties officeooo:rsid="00213dc0" officeooo:paragraph-rsid="00213dc0" fo:background-color="#ffff00"/>
    </style:style>
    <style:style style:name="P29" style:family="paragraph" style:parent-style-name="Standard" style:list-style-name="L1">
      <style:text-properties officeooo:rsid="0022a3a5" officeooo:paragraph-rsid="0022a3a5" fo:background-color="#ffff00"/>
    </style:style>
    <style:style style:name="P30" style:family="paragraph" style:parent-style-name="Standard" style:list-style-name="L1">
      <style:text-properties officeooo:rsid="0020acca" officeooo:paragraph-rsid="0020acca"/>
    </style:style>
    <style:style style:name="P31" style:family="paragraph" style:parent-style-name="Standard" style:list-style-name="L1">
      <style:text-properties style:use-window-font-color="true" officeooo:rsid="00153151" officeooo:paragraph-rsid="00153151" fo:background-color="transparent"/>
    </style:style>
    <style:style style:name="T1" style:family="text">
      <style:text-properties officeooo:rsid="003155d6"/>
    </style:style>
    <style:style style:name="T2" style:family="text">
      <style:text-properties officeooo:rsid="00340de5"/>
    </style:style>
    <style:style style:name="T3" style:family="text">
      <style:text-properties officeooo:rsid="003bcfa1"/>
    </style:style>
    <style:style style:name="T4" style:family="text">
      <style:text-properties officeooo:rsid="003d3c49"/>
    </style:style>
    <style:style style:name="T5" style:family="text">
      <style:text-properties officeooo:rsid="003e7437"/>
    </style:style>
    <style:style style:name="T6" style:family="text">
      <style:text-properties officeooo:rsid="00446561"/>
    </style:style>
    <style:style style:name="T7" style:family="text">
      <style:text-properties officeooo:rsid="004508a9"/>
    </style:style>
    <style:style style:name="T8" style:family="text">
      <style:text-properties officeooo:rsid="00468b75"/>
    </style:style>
    <style:style style:name="T9" style:family="text">
      <style:text-properties officeooo:rsid="00493a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35007980" text:style-name="L1">
        <text:list-item>
          <text:p text:style-name="P3">Writing paper</text:p>
          <text:list>
            <text:list-item>
              <text:p text:style-name="P3">Process Esteban feedback</text:p>
              <text:list>
                <text:list-item>
                  <text:p text:style-name="P3">E-mail Richard </text:p>
                  <text:list>
                    <text:list-item>
                      <text:p text:style-name="P3">Reorganization of paper</text:p>
                      <text:list>
                        <text:list-item>
                          <text:p text:style-name="P1">Below I think I can articulate why my calibration is not more structural. First, I do not observe the actual overtaking of the previous incumbent in the data. I only see founders leaving to start new firms as well as some information about the firms they join over time. A solution here is to assume that there is some level of employment per founder (e.g., calculated in the data), and match the expected employment in spinouts as a function of R&amp;D spending.</text:p>
                        </text:list-item>
                        <text:list-item>
                          <text:p text:style-name="P4">However, the second issue is that I only observe spinouts which are VC-funded. In order to leverage Klenow-Yi 2020 and Garcia-Macia et al 2019, I technically need information on all firms. These papers are essential for my calibration: my results are driven by the fact that young firms engaging in creative destruction are measured to be responsible for relatively little growth given their share of employment. I can't run their estimation on my data because it needs "overall TFP growth" as one of the moments to be matched, and I do not have this number for my dataset, so the only way to proceed would be to run their estimation on the full universe of firms, flagging Venture Source firms as a different "group" of firms whose contribution to growth is to be measured. I do not have access to the rest of their data, so I can't do this. To resolve this, in the paper I assume that the ratio of employment at R&amp;D-induced spinouts / employment at ordinary entrants is the same in and outside Venture Source. This means that I can target the fraction of young firm employment that is at R&amp;D-induced spinouts, which in Venture Source is about 10% (calculated based on the fraction of founders that go to WSOs and can be accounted for by R&amp;D spending -- about 8% -- as well as the fact that such firms tend to have 35% more employees per founder than ordinary entrants). </text:p>
                        </text:list-item>
                      </text:list>
                    </text:list-item>
                  </text:list>
                </text:list-item>
                <text:list-item>
                  <text:p text:style-name="P3">Deal with minor points</text:p>
                  <text:list>
                    <text:list-item>
                      <text:p text:style-name="P3">Get rid of weird footnotes</text:p>
                    </text:list-item>
                    <text:list-item>
                      <text:p text:style-name="P29">Get a few more examples of famous companies that are WSOs</text:p>
                      <text:list>
                        <text:list-item>
                          <text:p text:style-name="P5">ServiceNow (founded by Fred Luddy to offer defunct services of Peregrine systems after bankruptcy due to corporate scandal)</text:p>
                        </text:list-item>
                        <text:list-item>
                          <text:p text:style-name="P5">Adobe (founded by John Warnock and Charles Geschke after working at Xerox PARC R&amp;D laboratory – <text:span text:style-name="T1">could not convince bosses to pursue preliminary version of postscript, which ended up making Adobe profitable in its first year</text:span>)</text:p>
                        </text:list-item>
                        <text:list-item>
                          <text:p text:style-name="P6">Oracle (Ellison previously worked at <text:span text:style-name="T2">Ampex</text:span>; there he had a project on creating a database for the CIA, which he named “Oracle”; <text:span text:style-name="T2">Bob Miner was Ellison’s manager at Ampex; Ed Oates also worked at Ampex</text:span>)</text:p>
                        </text:list-item>
                        <text:list-item>
                          <text:p text:style-name="P7">SalesForce (founded by former Oracle executive Marc Benioff, competes with Oracle)</text:p>
                        </text:list-item>
                        <text:list-item>
                          <text:p text:style-name="P8">Nvidia (founded by Jensen Huang, former employee of LSI logic and microprocessor designed at AMD; and Curtis Priem and Chris Malakowsky who had worked at Sun Microsystems)</text:p>
                        </text:list-item>
                        <text:list-item>
                          <text:p text:style-name="P9">Texas Instruments (bought previous employer so a bit different but worth noting)</text:p>
                        </text:list-item>
                        <text:list-item>
                          <text:p text:style-name="P10">Qualcomm (founded by seven former employees of Linkabit, which has lots of other spinouts too)</text:p>
                        </text:list-item>
                        <text:list-item>
                          <text:p text:style-name="P2"><text:span text:style-name="T3">FIS (originally Systematics, founded by former IBM employee </text:span><text:span text:style-name="T4">Walter Smiley </text:span>who learned of the high software costs and other difficulties faced by small <text:soft-page-break/>banks in trying to use data processing software from his experiences working with IBM and in the banking industr<text:span text:style-name="T3">)</text:span></text:p>
                        </text:list-item>
                        <text:list-item>
                          <text:p text:style-name="P11">Bain &amp; Company (founded by former Vice President of Boston Consulting Group)</text:p>
                        </text:list-item>
                        <text:list-item>
                          <text:p text:style-name="P12">Bloomberg LP (founded by former Salomon Brothers general partner Michael Bloomberg, who had designed in-house computerized financial systems previously – <text:span text:style-name="T5">not really a WSO, but worth noting</text:span>)</text:p>
                        </text:list-item>
                        <text:list-item>
                          <text:p text:style-name="P13">Amgen – (founded by former employee of Abbott Laboratories)</text:p>
                        </text:list-item>
                        <text:list-item>
                          <text:p text:style-name="P14">Vertex Pharmaceuticals – (founded by Joshua Boger, who had previously worked at Merck studying the same problem of rational drug design)</text:p>
                        </text:list-item>
                        <text:list-item>
                          <text:p text:style-name="P15">Western Digital – (founded by Alvin Phillips former employee of Motorola back when they made semiconductors – <text:span text:style-name="T6">WD didn’t enter data storage until later</text:span>)</text:p>
                        </text:list-item>
                        <text:list-item>
                          <text:p text:style-name="P16">Car industry (lots of examples here<text:span text:style-name="T7">)</text:span></text:p>
                        </text:list-item>
                        <text:list-item>
                          <text:p text:style-name="P17">Steel Dynamics Inc (steel producer founded by former executives of Nucorp, the top steel producer in the US. <text:span text:style-name="T8">Now it is half as big as Nucorp</text:span>)</text:p>
                        </text:list-item>
                        <text:list-item>
                          <text:p text:style-name="P18">Workday, Inc. (on demand cloud-based financial management, VC-funded, founded to compete with Oracle after hostile takeover of PeopleSoft)</text:p>
                        </text:list-item>
                        <text:list-item>
                          <text:p text:style-name="P19">Qualtrics UI (one of the founders was a product manager at Google before)</text:p>
                        </text:list-item>
                        <text:list-item>
                          <text:p text:style-name="P20">Zoom (founded by Eric Yuan – <text:span text:style-name="T9">joined WebEx early on, acquired by Cisco, became VP of engineering, pitched an idea to management, was rejected, and started Zoom</text:span>)</text:p>
                        </text:list-item>
                      </text:list>
                    </text:list-item>
                    <text:list-item>
                      <text:p text:style-name="P21">Make figures standardized</text:p>
                    </text:list-item>
                    <text:list-item>
                      <text:p text:style-name="P21">Presentation pays off!</text:p>
                    </text:list-item>
                  </text:list>
                </text:list-item>
                <text:list-item>
                  <text:p text:style-name="P3">Deal with more substantive points</text:p>
                  <text:list>
                    <text:list-item>
                      <text:p text:style-name="P3">Expand literature review</text:p>
                      <text:list>
                        <text:list-item>
                          <text:p text:style-name="P3">Spinouts, growth, creative destruction, innovation, patents, everything</text:p>
                        </text:list-item>
                        <text:list-item>
                          <text:p text:style-name="P3">Don’t talk too much about any one paper except those very close to yours (e.g. less about Franco-Filson 2008)</text:p>
                        </text:list-item>
                      </text:list>
                    </text:list-item>
                    <text:list-item>
                      <text:p text:style-name="P22">Can I get a theorem about effect on growth rate?</text:p>
                    </text:list-item>
                  </text:list>
                </text:list-item>
              </text:list>
            </text:list-item>
            <text:list-item>
              <text:p text:style-name="P31">E-mail Atif Mian</text:p>
            </text:list-item>
            <text:list-item>
              <text:p text:style-name="P25">E-mail Violante again</text:p>
            </text:list-item>
            <text:list-item>
              <text:p text:style-name="P25">E-mail Adrien Matray again to talk about empirics</text:p>
            </text:list-item>
          </text:list>
        </text:list-item>
        <text:list-item>
          <text:p text:style-name="P3">Presentations</text:p>
          <text:list>
            <text:list-item>
              <text:p text:style-name="P3">Make longer set of slides for October 15 presentation (try to have done by Oct 1)</text:p>
            </text:list-item>
          </text:list>
        </text:list-item>
        <text:list-item>
          <text:p text:style-name="P3">Job applications</text:p>
          <text:list>
            <text:list-item>
              <text:p text:style-name="P3">Gather letter writers</text:p>
            </text:list-item>
            <text:list-item>
              <text:p text:style-name="P3">Gather jobs</text:p>
            </text:list-item>
            <text:list-item>
              <text:p text:style-name="P23">Go through recent e-mails about jobs to see if there’s anything</text:p>
            </text:list-item>
            <text:list-item>
              <text:p text:style-name="P28">Figure out about Handshake conference in the next couple of days</text:p>
            </text:list-item>
          </text:list>
        </text:list-item>
        <text:list-item>
          <text:p text:style-name="P3">Website</text:p>
          <text:list>
            <text:list-item>
              <text:p text:style-name="P24">E-mail Fabian for website code</text:p>
            </text:list-item>
            <text:list-item>
              <text:p text:style-name="P25">Make website</text:p>
            </text:list-item>
            <text:list-item>
              <text:p text:style-name="P25">Portrait? See if you can get the one from last year…</text:p>
              <text:list>
                <text:list-item>
                  <text:p text:style-name="P26">Email Laura</text:p>
                </text:list-item>
              </text:list>
            </text:list-item>
          </text:list>
        </text:list-item>
        <text:list-item>
          <text:p text:style-name="P3">Venture Source announcement e-mail</text:p>
          <text:list>
            <text:list-item>
              <text:p text:style-name="P3">Write e-mail and send to Laura</text:p>
            </text:list-item>
          </text:list>
        </text:list-item>
        <text:list-item>
          <text:p text:style-name="P30">JIW stuff</text:p>
          <text:list>
            <text:list-item>
              <text:p text:style-name="P27">Set up office hours time</text:p>
            </text:list-item>
            <text:list-item>
              <text:p text:style-name="P27">E-mail Ezra to see if he needs anyth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14:46.839435844</meta:creation-date>
    <meta:editing-duration>PT6H59M23S</meta:editing-duration>
    <meta:editing-cycles>43</meta:editing-cycles>
    <meta:generator>LibreOffice/6.4.6.2$Linux_X86_64 LibreOffice_project/40$Build-2</meta:generator>
    <dc:date>2020-10-01T15:31:26.874753532</dc:date>
    <meta:document-statistic meta:table-count="0" meta:image-count="0" meta:object-count="0" meta:page-count="2" meta:paragraph-count="54" meta:word-count="939" meta:character-count="5459" meta:non-whitespace-character-count="4619"/>
  </office:meta>
</office:document-meta>
</file>